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065b" officeooo:paragraph-rsid="0002065b"/>
    </style:style>
    <style:style style:name="P2" style:family="paragraph" style:parent-style-name="Standard">
      <style:text-properties officeooo:rsid="0002065b" officeooo:paragraph-rsid="0003edba"/>
    </style:style>
    <style:style style:name="P3" style:family="paragraph" style:parent-style-name="Standard">
      <style:text-properties officeooo:rsid="0002065b" officeooo:paragraph-rsid="00052485"/>
    </style:style>
    <style:style style:name="P4" style:family="paragraph" style:parent-style-name="Standard">
      <style:text-properties officeooo:rsid="0003edba" officeooo:paragraph-rsid="0003edba"/>
    </style:style>
    <style:style style:name="P5" style:family="paragraph" style:parent-style-name="Standard">
      <style:text-properties officeooo:rsid="00052485" officeooo:paragraph-rsid="00052485"/>
    </style:style>
    <style:style style:name="P6" style:family="paragraph" style:parent-style-name="Standard">
      <style:text-properties fo:font-weight="bold" officeooo:rsid="0002065b" officeooo:paragraph-rsid="0002065b" style:font-weight-asian="bold" style:font-weight-complex="bold"/>
    </style:style>
    <style:style style:name="P7" style:family="paragraph" style:parent-style-name="Standard">
      <style:text-properties fo:font-weight="bold" officeooo:rsid="0006d19d" officeooo:paragraph-rsid="0006d19d" style:font-weight-asian="bold" style:font-weight-complex="bold"/>
    </style:style>
    <style:style style:name="P8" style:family="paragraph" style:parent-style-name="Standard">
      <style:text-properties fo:font-weight="bold" officeooo:rsid="00088e5f" officeooo:paragraph-rsid="00088e5f" style:font-weight-asian="bold" style:font-weight-complex="bold"/>
    </style:style>
    <style:style style:name="P9" style:family="paragraph" style:parent-style-name="Standard">
      <style:text-properties fo:font-weight="bold" officeooo:rsid="000a5acd" officeooo:paragraph-rsid="000a5acd" style:font-weight-asian="bold" style:font-weight-complex="bold"/>
    </style:style>
    <style:style style:name="P10" style:family="paragraph" style:parent-style-name="Standard">
      <style:text-properties officeooo:rsid="00088e5f" officeooo:paragraph-rsid="00088e5f"/>
    </style:style>
    <style:style style:name="P11" style:family="paragraph" style:parent-style-name="Standard">
      <style:text-properties officeooo:rsid="000a5acd" officeooo:paragraph-rsid="000a5acd"/>
    </style:style>
    <style:style style:name="T1" style:family="text">
      <style:text-properties officeooo:rsid="0002450f"/>
    </style:style>
    <style:style style:name="T2" style:family="text">
      <style:text-properties officeooo:rsid="0003edba"/>
    </style:style>
    <style:style style:name="T3" style:family="text">
      <style:text-properties officeooo:rsid="00052485"/>
    </style:style>
    <style:style style:name="T4" style:family="text">
      <style:text-properties officeooo:rsid="0006d1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Artigo: A propaganda constrangida e sua relação com a governança da Internet e as políticas públicas</text:p>
      <text:p text:style-name="P1"/>
      <text:p text:style-name="P1"/>
      <text:p text:style-name="P1"/>
      <text:p text:style-name="P6">Introdução</text:p>
      <text:p text:style-name="P1"/>
      <text:p text:style-name="P3"><text:span text:style-name="T3">O uso de anúncios indesejados em forma de pop-up é bastante disseminado na Internet. Envolve </text:span><text:s/>a publicação de anúncios <text:span text:style-name="T1">indesejados pelo usuário, </text:span><text:s/>fora dos espaços publicitários identificados <text:span text:style-name="T3">como tal </text:span>nas páginas, <text:span text:style-name="T3">por meio</text:span> de pop-ups acionados à revelia do usuário a partir do acesso ou de cliques em links de sites que disfarçam o real conteúdo. </text:p>
      <text:p text:style-name="P3"/>
      <text:p text:style-name="P3">Essa prática faz com que os usuários sejam atingidos pelos anúncios contra a sua vontade e permite aos anunciantes <text:span text:style-name="T1">ampliar o alcance de suas ações de propaganda na Internet, ao</text:span> atingir <text:span text:style-name="T2">visitantes de websites que não são espaços de publicidade tradicional e usuários que normalmente não clicariam em seus anúncios espontaneamente. </text:span></text:p>
      <text:p text:style-name="P3"/>
      <text:p text:style-name="P3">“Propaganda constragida” <text:s/>é a denominação aqui utilizada para <text:span text:style-name="T3">um tipo especial de práticas de anúncios indesejados através de pop-ups na web. <text:s text:c="2"/>Trata-se da publicação de anúncios em pop-ups indesejados acionados a partir de websites com os quais as empresas anunciantes não têm interesse de associar publicamente sua imagem. </text:span></text:p>
      <text:p text:style-name="P3"/>
      <text:p text:style-name="P5">O objetivo do presente artigo é realizar uma pesquisa exploratória para caracterizar a “propaganda constrangida” <text:s/>como prática de anúncios indesejados por empresas atuantes no Brasil e refletir sobre as relações deste fenômeno com a governança da Internet e as políticas públicas. </text:p>
      <text:p text:style-name="P5"/>
      <text:p text:style-name="P5">O artigo divide-se em quatro seções, além desta introdução. Após caracterizar a “propaganda constrangida” a partir da literatura sobre anúncios indesejados na Internet e uso de pop-ups e suas relações com a governança da Internet e as políticas públicas, <text:s/><text:span text:style-name="T4">o trabalho apresenta o método utilizado para caracterizar o uso do recurso por empresas atuando no Brasil. A esta seção segue-se a de análise dos dados, mostrando os tipos de usos e usuários que emergiram da pesquisa de campo, realizada através de técnicas de inspeção estruturada de portais. Por fim, uma seção de considerações finais aponta perspectivas para aprofundamento da temática em novas pesquisas e reflete sobre os desafios colocados para a governança da Internet e as políticas públicas pela adoção da prática estudada. </text:span><text:s text:c="3"/></text:p>
      <text:p text:style-name="P3"/>
      <text:p text:style-name="P7"><text:span text:style-name="T3">A “</text:span>propaganda constrangida” <text:s/>no contexto da utilização da Internet</text:p>
      <text:p text:style-name="P3"><text:span text:style-name="T3"/></text:p>
      <text:p text:style-name="P3"><text:span text:style-name="T2">Uma vez que os anúncios aparecem em forma de pop-up, a prática procura evitar danos à imagem das empresas, ao mesmo tempo em que esta consegue alcançar</text:span> determinado público com o qual não gostaria de estar vinculado <text:span text:style-name="T2">e</text:span> evita<text:span text:style-name="T2">r</text:span> que os anúncios sejam vistos <text:span text:style-name="T2">em páginas com as quais não pretendem estar associadas.</text:span></text:p>
      <text:p text:style-name="P2"/>
      <text:p text:style-name="P4">Tal prática é bastante conhecida, e muitas vezes confunde-se com diversos tipos de anúncios indesejados, alguns deles com interesses nào publicitários, como spywares e propagadores de vírus. </text:p>
      <text:p text:style-name="P4"/>
      <text:p text:style-name="P5">Além dos incômodos à navegação na web, gerando desconforto aos usuários e maior consumo de banda, a prática traz consigo questões que podem </text:p>
      <text:p text:style-name="P1"/>
      <text:p text:style-name="P10"><text:soft-page-break/>implicações para a estratégia das empresas</text:p>
      <text:p text:style-name="P10"/>
      <text:p text:style-name="P10"/>
      <text:p text:style-name="P10"/>
      <text:p text:style-name="P10">dimensão ética</text:p>
      <text:p text:style-name="P10"/>
      <text:p text:style-name="P10"/>
      <text:p text:style-name="P10"/>
      <text:p text:style-name="P10">governança da internet </text:p>
      <text:p text:style-name="P10">Marco Civil da Internet</text:p>
      <text:p text:style-name="P10">neutralidade: fazer passar mais rápido o anúncio do que o site que se abre</text:p>
      <text:p text:style-name="P10">políticas públicas e regulação</text:p>
      <text:p text:style-name="P10"/>
      <text:p text:style-name="P10"/>
      <text:p text:style-name="P8">O Método e os dados</text:p>
      <text:p text:style-name="P10"/>
      <text:p text:style-name="P10"/>
      <text:p text:style-name="P10"/>
      <text:p text:style-name="P10">A natureza do objeto de pesquisa</text:p>
      <text:p text:style-name="P10">Pesquisar a temática enfrenta alguns desafios referidos à sensibilidade do tema. <text:s/>Assim, optou-se por caracterizar o uso através da verificação de seu emprego através da verificação de sua utilização em websites hospedeiros dos pop-ups. Para tanto, foi realizada uma inspeção estruturada nesses sites.</text:p>
      <text:p text:style-name="P10"/>
      <text:p text:style-name="P10">…</text:p>
      <text:p text:style-name="P10"/>
      <text:p text:style-name="P10"/>
      <text:p text:style-name="P10">A patir dos resultados da inspeção estruturada dos websites hospedeiros, foi possível construir uma classificação de tipos de uso do recurso da “publicidade constrangida” <text:s/>por empresas atuando no Brasil. </text:p>
      <text:p text:style-name="P10"/>
      <text:p text:style-name="P10">Para a construção da inspeção estruturada. ….. </text:p>
      <text:p text:style-name="P10"/>
      <text:p text:style-name="P10"/>
      <text:p text:style-name="P9">Análise dos resultados</text:p>
      <text:p text:style-name="P11"/>
      <text:p text:style-name="P11"/>
      <text:p text:style-name="P11">kjk</text:p>
      <text:p text:style-name="P11"/>
      <text:p text:style-name="P11"/>
      <text:p text:style-name="P9">Considerações finais</text:p>
      <text:p text:style-name="P11"/>
      <text:p text:style-name="P11"/>
      <text:p text:style-name="P11"/>
      <text:p text:style-name="P9">Referências</text:p>
      <text:p text:style-name="P11"/>
      <text:p text:style-name="P11"/>
      <text:p text:style-name="P11"/>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1T20:07:03.509569000</meta:creation-date>
    <dc:date>2016-10-13T21:26:59.776428000</dc:date>
    <meta:editing-duration>P22DT40M5S</meta:editing-duration>
    <meta:editing-cycles>4</meta:editing-cycles>
    <meta:generator>LibreOffice/4.1.1.2$MacOSX_x86 LibreOffice_project/7e4286b58adc75a14f6d83f53a03b6c11fa2903</meta:generator>
    <meta:document-statistic meta:table-count="0" meta:image-count="0" meta:object-count="0" meta:page-count="2" meta:paragraph-count="27" meta:word-count="579" meta:character-count="3754" meta:non-whitespace-character-count="3179"/>
  </office:meta>
</office:document-meta>
</file>